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/>
      <style:paragraph-properties style:writing-mode="lr-tb"/>
    </style:style>
    <style:style style:name="gr3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top" fo:min-height="0.212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fo:min-height="0.404cm" fo:min-width="2.54cm" fo:padding-top="0.035cm" fo:padding-bottom="0.035cm" fo:padding-left="0.035cm" fo:padding-right="0.035cm"/>
      <style:paragraph-properties style:writing-mode="lr-tb"/>
    </style:style>
    <style:style style:name="gr7" style:family="graphic" style:parent-style-name="standard">
      <style:graphic-properties draw:stroke="none" draw:fill="none" draw:textarea-vertical-align="top" fo:min-height="0.437cm" fo:min-width="2.54cm" fo:padding-top="0.035cm" fo:padding-bottom="0.035cm" fo:padding-left="0.035cm" fo:padding-right="0.035cm"/>
      <style:paragraph-properties style:writing-mode="lr-tb"/>
    </style:style>
    <style:style style:name="gr8" style:family="graphic" style:parent-style-name="standard">
      <style:graphic-properties draw:stroke="none" draw:fill="none" draw:textarea-vertical-align="top" fo:min-height="0.429cm" fo:min-width="2.54cm" fo:padding-top="0.035cm" fo:padding-bottom="0.035cm" fo:padding-left="0.035cm" fo:padding-right="0.035cm"/>
      <style:paragraph-properties style:writing-mode="lr-tb"/>
    </style:style>
    <style:style style:name="gr9" style:family="graphic" style:parent-style-name="standard">
      <style:graphic-properties draw:stroke="none" draw:fill="none" draw:textarea-vertical-align="top" fo:min-height="0.436cm" fo:min-width="2.54cm" fo:padding-top="0.035cm" fo:padding-bottom="0.035cm" fo:padding-left="0.035cm" fo:padding-right="0.035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37cm" fo:min-width="2.54cm" fo:padding-top="0.035cm" fo:padding-bottom="0.035cm" fo:padding-left="0.035cm" fo:padding-right="0.035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top" fo:min-height="0.462cm" fo:min-width="2.54cm" fo:padding-top="0.035cm" fo:padding-bottom="0.035cm" fo:padding-left="0.035cm" fo:padding-right="0.035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/>
    </style:style>
    <style:style style:name="gr15" style:family="graphic" style:parent-style-name="standard">
      <style:graphic-properties draw:stroke="none" draw:fill="none" draw:textarea-vertical-align="middle" fo:min-height="1.4cm" fo:min-width="2.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shadow="hidden"/>
    </style:style>
    <style:style style:name="gr17" style:family="graphic" style:parent-style-name="standard">
      <style:graphic-properties draw:stroke="none" draw:fill="none" draw:textarea-vertical-align="middle" fo:min-height="9.158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14.1000003814697pt" fo:font-style="italic" style:font-name-asian="Arial" style:font-size-asian="14.1000003814697pt" style:font-style-asian="italic" style:font-name-complex="Arial" style:font-size-complex="14.1000003814697pt" style:font-style-complex="italic"/>
    </style:style>
    <style:style style:name="T2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3" style:family="text">
      <style:text-properties fo:color="#000000" loext:opacity="100%" style:font-name="Arial" fo:font-size="18pt" fo:font-style="italic" style:font-name-asian="Arial" style:font-size-asian="18pt" style:font-style-asian="italic" style:font-name-complex="Arial" style:font-size-complex="18pt" style:font-style-complex="italic"/>
    </style:style>
    <style:style style:name="T4" style:family="text">
      <style:text-properties fo:color="#000000" loext:opacity="100%"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5" style:family="text">
      <style:text-properties fo:color="#000000" loext:opacity="100%" style:font-name="Arial" fo:font-size="19.8999996185303pt" fo:font-style="italic" style:font-name-asian="Arial" style:font-size-asian="19.8999996185303pt" style:font-style-asian="italic" style:font-name-complex="Arial" style:font-size-complex="19.8999996185303pt" style:font-style-complex="italic" style:text-scale="90%"/>
    </style:style>
    <style:style style:name="T6" style:family="text">
      <style:text-properties fo:color="#000000" loext:opacity="100%" style:font-name="Arial" fo:font-size="40pt" fo:font-style="italic" style:font-name-asian="Arial" style:font-size-asian="40pt" style:font-style-asian="italic" style:font-name-complex="Arial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frame draw:style-name="gr1" draw:text-style-name="P2" draw:layer="layout" svg:width="7cm" svg:height="2.5cm" svg:x="71.6cm" svg:y="54.9cm">
          <draw:text-box>
            <text:p text:style-name="P1"><text:span text:style-name="T1">М</text:span><text:span text:style-name="T1">од</text:span><text:span text:style-name="T1">ул</text:span><text:span text:style-name="T1">ь </text:span><text:span text:style-name="T1">пр</text:span><text:span text:style-name="T1">ие</text:span><text:span text:style-name="T1">м</text:span><text:span text:style-name="T1">а </text:span><text:span text:style-name="T1">и </text:span><text:span text:style-name="T1">об</text:span><text:span text:style-name="T1">ра</text:span><text:span text:style-name="T1">бо</text:span><text:span text:style-name="T1">т</text:span><text:span text:style-name="T1">ки </text:span><text:span text:style-name="T1"><text:s/></text:span><text:span text:style-name="T1">G</text:span><text:span text:style-name="T1">O</text:span><text:span text:style-name="T1">O</text:span><text:span text:style-name="T1">S</text:span><text:span text:style-name="T1">E-</text:span><text:span text:style-name="T1">па</text:span><text:span text:style-name="T1">ке</text:span><text:span text:style-name="T1">т</text:span><text:span text:style-name="T1">ов </text:span><text:span text:style-name="T1"> </text:span><text:span text:style-name="T1">Сх</text:span><text:span text:style-name="T1">ем</text:span><text:span text:style-name="T1">а </text:span><text:span text:style-name="T1">с</text:span><text:span text:style-name="T1">т</text:span><text:span text:style-name="T1">ру</text:span><text:span text:style-name="T1">к</text:span><text:span text:style-name="T1">т</text:span><text:span text:style-name="T1">ур</text:span><text:span text:style-name="T1">на</text:span><text:span text:style-name="T1">я</text:span></text:p>
          </draw:text-box>
        </draw:frame>
        <draw:frame draw:style-name="gr2" draw:text-style-name="P2" draw:layer="layout" svg:width="2.24cm" svg:height="0.543cm" svg:x="66.88cm" svg:y="57.878cm">
          <draw:text-box>
            <text:p text:style-name="P3"><text:span text:style-name="T2">Клинцевич</text:span></text:p>
          </draw:text-box>
        </draw:frame>
        <draw:frame draw:style-name="gr2" draw:text-style-name="P2" draw:layer="layout" svg:width="2.24cm" svg:height="0.543cm" svg:x="66.88cm" svg:y="58.378cm">
          <draw:text-box>
            <text:p text:style-name="P3"><text:span text:style-name="T2">Никульшин</text:span></text:p>
          </draw:text-box>
        </draw:frame>
        <draw:line draw:style-name="gr3" draw:text-style-name="P2" draw:layer="layout" svg:x1="83.601cm" svg:y1="0.5cm" svg:x2="83.601cm" svg:y2="58.875cm">
          <text:p/>
        </draw:line>
        <draw:line draw:style-name="gr3" draw:text-style-name="P2" draw:layer="layout" svg:x1="78.58cm" svg:y1="55.375cm" svg:x2="78.58cm" svg:y2="58.875cm">
          <text:p/>
        </draw:line>
        <draw:line draw:style-name="gr3" draw:text-style-name="P2" draw:layer="layout" svg:x1="78.58cm" svg:y1="55.375cm" svg:x2="83.58cm" svg:y2="55.375cm">
          <text:p/>
        </draw:line>
        <draw:line draw:style-name="gr3" draw:text-style-name="P2" draw:layer="layout" svg:x1="83.58cm" svg:y1="57.375cm" svg:x2="78.58cm" svg:y2="57.375cm">
          <text:p/>
        </draw:line>
        <draw:line draw:style-name="gr3" draw:text-style-name="P2" draw:layer="layout" svg:x1="80.58cm" svg:y1="56.875cm" svg:x2="80.58cm" svg:y2="57.374cm">
          <text:p/>
        </draw:line>
        <draw:line draw:style-name="gr3" draw:text-style-name="P2" draw:layer="layout" svg:x1="81.781cm" svg:y1="54.875cm" svg:x2="81.781cm" svg:y2="56.375cm">
          <text:p/>
        </draw:line>
        <draw:line draw:style-name="gr3" draw:text-style-name="P2" draw:layer="layout" svg:x1="78.58cm" svg:y1="56.875cm" svg:x2="83.58cm" svg:y2="56.875cm">
          <text:p/>
        </draw:line>
        <draw:line draw:style-name="gr3" draw:text-style-name="P2" draw:layer="layout" svg:x1="81.781cm" svg:y1="56.375cm" svg:x2="81.781cm" svg:y2="56.874cm">
          <text:p/>
        </draw:line>
        <draw:line draw:style-name="gr3" draw:text-style-name="P2" draw:layer="layout" svg:x1="78.58cm" svg:y1="54.875cm" svg:x2="78.58cm" svg:y2="55.45cm">
          <text:p/>
        </draw:line>
        <draw:line draw:style-name="gr4" draw:text-style-name="P2" draw:layer="layout" svg:x1="79.081cm" svg:y1="55.375cm" svg:x2="79.081cm" svg:y2="56.875cm">
          <text:p/>
        </draw:line>
        <draw:line draw:style-name="gr4" draw:text-style-name="P2" draw:layer="layout" svg:x1="79.58cm" svg:y1="55.375cm" svg:x2="79.58cm" svg:y2="56.875cm">
          <text:p/>
        </draw:line>
        <draw:line draw:style-name="gr3" draw:text-style-name="P2" draw:layer="layout" svg:x1="80.081cm" svg:y1="54.875cm" svg:x2="80.081cm" svg:y2="56.875cm">
          <text:p/>
        </draw:line>
        <draw:line draw:style-name="gr3" draw:text-style-name="P2" draw:layer="layout" svg:x1="78.58cm" svg:y1="57.375cm" svg:x2="71.581cm" svg:y2="57.375cm">
          <text:p/>
        </draw:line>
        <draw:line draw:style-name="gr3" draw:text-style-name="P2" draw:layer="layout" svg:x1="71.581cm" svg:y1="53.375cm" svg:x2="71.581cm" svg:y2="58.874cm">
          <text:p/>
        </draw:line>
        <draw:line draw:style-name="gr3" draw:text-style-name="P2" draw:layer="layout" svg:x1="71.58cm" svg:y1="55.375cm" svg:x2="65.081cm" svg:y2="55.375cm">
          <text:p/>
        </draw:line>
        <draw:line draw:style-name="gr3" draw:text-style-name="P2" draw:layer="layout" svg:x1="71.581cm" svg:y1="54.875cm" svg:x2="83.581cm" svg:y2="54.875cm">
          <text:p/>
        </draw:line>
        <draw:line draw:style-name="gr3" draw:text-style-name="P2" draw:layer="layout" svg:x1="70.581cm" svg:y1="53.375cm" svg:x2="70.581cm" svg:y2="58.874cm">
          <text:p/>
        </draw:line>
        <draw:line draw:style-name="gr3" draw:text-style-name="P2" draw:layer="layout" svg:x1="69.081cm" svg:y1="53.375cm" svg:x2="69.081cm" svg:y2="58.874cm">
          <text:p/>
        </draw:line>
        <draw:line draw:style-name="gr3" draw:text-style-name="P2" draw:layer="layout" svg:x1="66.781cm" svg:y1="53.375cm" svg:x2="66.781cm" svg:y2="58.874cm">
          <text:p/>
        </draw:line>
        <draw:line draw:style-name="gr4" draw:text-style-name="P2" draw:layer="layout" svg:x1="65.081cm" svg:y1="53.875cm" svg:x2="71.58cm" svg:y2="53.875cm">
          <text:p/>
        </draw:line>
        <draw:line draw:style-name="gr4" draw:text-style-name="P2" draw:layer="layout" svg:x1="71.581cm" svg:y1="54.375cm" svg:x2="65.081cm" svg:y2="54.375cm">
          <text:p/>
        </draw:line>
        <draw:line draw:style-name="gr4" draw:text-style-name="P2" draw:layer="layout" svg:x1="65.081cm" svg:y1="54.875cm" svg:x2="71.58cm" svg:y2="54.875cm">
          <text:p/>
        </draw:line>
        <draw:line draw:style-name="gr4" draw:text-style-name="P2" draw:layer="layout" svg:x1="71.58cm" svg:y1="56.375cm" svg:x2="65.081cm" svg:y2="56.375cm">
          <text:p/>
        </draw:line>
        <draw:line draw:style-name="gr4" draw:text-style-name="P2" draw:layer="layout" svg:x1="65.081cm" svg:y1="56.875cm" svg:x2="71.581cm" svg:y2="56.875cm">
          <text:p/>
        </draw:line>
        <draw:line draw:style-name="gr4" draw:text-style-name="P2" draw:layer="layout" svg:x1="71.58cm" svg:y1="57.375cm" svg:x2="65.081cm" svg:y2="57.375cm">
          <text:p/>
        </draw:line>
        <draw:line draw:style-name="gr4" draw:text-style-name="P2" draw:layer="layout" svg:x1="65.081cm" svg:y1="57.875cm" svg:x2="71.58cm" svg:y2="57.875cm">
          <text:p/>
        </draw:line>
        <draw:line draw:style-name="gr4" draw:text-style-name="P2" draw:layer="layout" svg:x1="71.581cm" svg:y1="58.375cm" svg:x2="65.081cm" svg:y2="58.375cm">
          <text:p/>
        </draw:line>
        <draw:line draw:style-name="gr3" draw:text-style-name="P2" draw:layer="layout" svg:x1="65.081cm" svg:y1="55.875cm" svg:x2="71.58cm" svg:y2="55.875cm">
          <text:p/>
        </draw:line>
        <draw:line draw:style-name="gr3" draw:text-style-name="P2" draw:layer="layout" svg:x1="65.681cm" svg:y1="53.425cm" svg:x2="65.681cm" svg:y2="55.875cm">
          <text:p/>
        </draw:line>
        <draw:frame draw:style-name="gr5" draw:text-style-name="P2" draw:layer="layout" svg:width="0.7cm" svg:height="1.015cm" svg:x="65cm" svg:y="55.384cm">
          <draw:text-box>
            <text:p text:style-name="P1"><text:span text:style-name="T2">Изм.</text:span></text:p>
          </draw:text-box>
        </draw:frame>
        <draw:frame draw:style-name="gr5" draw:text-style-name="P2" draw:layer="layout" svg:width="2.611cm" svg:height="0.543cm" svg:x="64.88cm" svg:y="55.393cm">
          <draw:text-box>
            <text:p text:style-name="P1"><text:span text:style-name="T2">Лист</text:span></text:p>
          </draw:text-box>
        </draw:frame>
        <draw:frame draw:style-name="gr5" draw:text-style-name="P2" draw:layer="layout" svg:width="2.611cm" svg:height="0.543cm" svg:x="66.581cm" svg:y="55.384cm">
          <draw:text-box>
            <text:p text:style-name="P1"><text:span text:style-name="T2">№ </text:span><text:span text:style-name="T2">докум.</text:span></text:p>
          </draw:text-box>
        </draw:frame>
        <draw:frame draw:style-name="gr5" draw:text-style-name="P2" draw:layer="layout" svg:width="2.611cm" svg:height="0.543cm" svg:x="68.47cm" svg:y="55.393cm">
          <draw:text-box>
            <text:p text:style-name="P1"><text:span text:style-name="T2">Подп.</text:span></text:p>
          </draw:text-box>
        </draw:frame>
        <draw:frame draw:style-name="gr6" draw:text-style-name="P2" draw:layer="layout" svg:width="1cm" svg:height="0.543cm" svg:x="70.59cm" svg:y="55.386cm">
          <draw:text-box>
            <text:p text:style-name="P1"><text:span text:style-name="T2">Дата</text:span></text:p>
          </draw:text-box>
        </draw:frame>
        <draw:frame draw:style-name="gr7" draw:text-style-name="P2" draw:layer="layout" svg:width="2.611cm" svg:height="0.543cm" svg:x="64.479cm" svg:y="55.893cm">
          <draw:text-box>
            <text:p text:style-name="P1"><text:span text:style-name="T2">Разраб.</text:span></text:p>
          </draw:text-box>
        </draw:frame>
        <draw:frame draw:style-name="gr5" draw:text-style-name="P2" draw:layer="layout" svg:width="2.611cm" svg:height="0.543cm" svg:x="64.295cm" svg:y="56.393cm">
          <draw:text-box>
            <text:p text:style-name="P1"><text:span text:style-name="T2">Пров.</text:span></text:p>
          </draw:text-box>
        </draw:frame>
        <draw:frame draw:style-name="gr8" draw:text-style-name="P2" draw:layer="layout" svg:width="2.611cm" svg:height="0.543cm" svg:x="64.58cm" svg:y="56.901cm">
          <draw:text-box>
            <text:p text:style-name="P1"><text:span text:style-name="T2">Т. контр.</text:span></text:p>
          </draw:text-box>
        </draw:frame>
        <draw:frame draw:style-name="gr9" draw:text-style-name="P2" draw:layer="layout" svg:width="2.611cm" svg:height="0.543cm" svg:x="64.63cm" svg:y="57.894cm">
          <draw:text-box>
            <text:p text:style-name="P1"><text:span text:style-name="T2">Н. контр.</text:span></text:p>
          </draw:text-box>
        </draw:frame>
        <draw:frame draw:style-name="gr8" draw:text-style-name="P2" draw:layer="layout" svg:width="2.611cm" svg:height="0.543cm" svg:x="64.21cm" svg:y="58.401cm">
          <draw:text-box>
            <text:p text:style-name="P1"><text:span text:style-name="T2">Утв.</text:span></text:p>
          </draw:text-box>
        </draw:frame>
        <draw:frame draw:style-name="gr10" draw:text-style-name="P2" draw:layer="layout" svg:width="2.24cm" svg:height="0.543cm" svg:x="66.88cm" svg:y="55.908cm">
          <draw:text-box>
            <text:p text:style-name="P3"><text:span text:style-name="T2">Русакович</text:span></text:p>
          </draw:text-box>
        </draw:frame>
        <draw:frame draw:style-name="gr5" draw:text-style-name="P2" draw:layer="layout" svg:width="2.611cm" svg:height="0.543cm" svg:x="78.025cm" svg:y="54.875cm">
          <draw:text-box>
            <text:p text:style-name="P1"><text:span text:style-name="T2">Лит.</text:span></text:p>
          </draw:text-box>
        </draw:frame>
        <draw:frame draw:style-name="gr5" draw:text-style-name="P2" draw:layer="layout" svg:width="2.611cm" svg:height="0.543cm" svg:x="79.58cm" svg:y="54.875cm">
          <draw:text-box>
            <text:p text:style-name="P1"><text:span text:style-name="T2">Масса</text:span></text:p>
          </draw:text-box>
        </draw:frame>
        <draw:frame draw:style-name="gr5" draw:text-style-name="P2" draw:layer="layout" svg:width="2.611cm" svg:height="0.543cm" svg:x="81.331cm" svg:y="54.875cm">
          <draw:text-box>
            <text:p text:style-name="P1"><text:span text:style-name="T2">Масштаб</text:span></text:p>
          </draw:text-box>
        </draw:frame>
        <draw:frame draw:style-name="gr5" draw:text-style-name="P2" draw:layer="layout" svg:width="2.611cm" svg:height="0.543cm" svg:x="78.29cm" svg:y="56.875cm">
          <draw:text-box>
            <text:p text:style-name="P1"><text:span text:style-name="T2">Лист</text:span></text:p>
          </draw:text-box>
        </draw:frame>
        <draw:frame draw:style-name="gr5" draw:text-style-name="P2" draw:layer="layout" svg:width="2.611cm" svg:height="0.543cm" svg:x="80.72cm" svg:y="56.875cm">
          <draw:text-box>
            <text:p text:style-name="P1"><text:span text:style-name="T2">Листов</text:span></text:p>
          </draw:text-box>
        </draw:frame>
        <draw:frame draw:style-name="gr11" draw:text-style-name="P2" draw:layer="layout" svg:width="0.82cm" svg:height="1.136cm" svg:x="78.88cm" svg:y="55.532cm">
          <draw:text-box>
            <text:p text:style-name="P1"><text:span text:style-name="T3">У</text:span></text:p>
          </draw:text-box>
        </draw:frame>
        <draw:line draw:style-name="gr3" draw:text-style-name="P2" draw:layer="layout" svg:x1="65.081cm" svg:y1="53.375cm" svg:x2="83.58cm" svg:y2="53.375cm">
          <text:p/>
        </draw:line>
        <draw:polyline draw:style-name="gr3" draw:text-style-name="P2" draw:layer="layout" svg:width="81.601cm" svg:height="0.5cm" svg:x="2cm" svg:y="58.4cm" svg:viewBox="0 0 81602 501" draw:points="81602,501 0,501 0,0">
          <text:p/>
        </draw:polyline>
        <draw:line draw:style-name="gr3" draw:text-style-name="P2" draw:layer="layout" svg:x1="65.051cm" svg:y1="53.375cm" svg:x2="65.051cm" svg:y2="58.874cm">
          <text:p/>
        </draw:line>
        <draw:polyline draw:style-name="gr3" draw:text-style-name="P2" draw:layer="layout" svg:width="81.6cm" svg:height="0.9cm" svg:x="2cm" svg:y="0.5cm" svg:viewBox="0 0 81601 901" draw:points="81601,0 0,0 0,901">
          <text:p/>
        </draw:polyline>
        <draw:line draw:style-name="gr3" draw:text-style-name="P2" draw:layer="layout" svg:x1="2cm" svg:y1="0.5cm" svg:x2="2cm" svg:y2="58.375cm">
          <text:p/>
        </draw:line>
        <draw:frame draw:style-name="gr12" draw:text-style-name="P2" draw:layer="layout" svg:width="0.35cm" svg:height="0.543cm" svg:x="82.88cm" svg:y="56.884cm">
          <draw:text-box>
            <text:p text:style-name="P1"><text:span text:style-name="T2">1</text:span></text:p>
          </draw:text-box>
        </draw:frame>
        <draw:frame draw:style-name="gr7" draw:text-style-name="P2" draw:layer="layout" svg:width="2.611cm" svg:height="0.543cm" svg:x="64.475cm" svg:y="57.393cm">
          <draw:text-box>
            <text:p text:style-name="P1"><text:span text:style-name="T2">Реценз.</text:span></text:p>
          </draw:text-box>
        </draw:frame>
        <draw:frame draw:style-name="gr13" draw:text-style-name="P2" draw:layer="layout" svg:width="4.986cm" svg:height="1.5cm" svg:x="78.614cm" svg:y="57.4cm">
          <draw:text-box>
            <text:p text:style-name="P1"><text:span text:style-name="T1">ЭВМ, гр. 850505</text:span></text:p>
          </draw:text-box>
        </draw:frame>
        <draw:polygon draw:style-name="gr14" draw:text-style-name="P2" draw:layer="layout" svg:width="84.1cm" svg:height="59.4cm" svg:x="0cm" svg:y="0cm" svg:viewBox="0 0 84101 59401" draw:points="0,59401 84101,59401 84101,0 0,0">
          <text:p/>
        </draw:polygon>
        <draw:frame draw:style-name="gr13" draw:text-style-name="P2" draw:layer="layout" svg:width="12cm" svg:height="1.5cm" svg:x="71.6cm" svg:y="53.35cm">
          <draw:text-box>
            <text:p text:style-name="P1"><text:span text:style-name="T4">ГУИР.400201.093 C1</text:span></text:p>
          </draw:text-box>
        </draw:frame>
        <draw:frame draw:style-name="gr15" draw:text-style-name="P2" draw:layer="layout" svg:width="7cm" svg:height="1.4cm" draw:transform="rotate (-3.14159265358979) translate (9cm 1.9cm)">
          <draw:text-box>
            <text:p text:style-name="P1"><text:span text:style-name="T5">ГУИР.400201.093 C1</text:span></text:p>
          </draw:text-box>
        </draw:frame>
        <draw:frame draw:style-name="gr10" draw:text-style-name="P2" draw:layer="layout" svg:width="2.24cm" svg:height="0.543cm" svg:x="66.86cm" svg:y="56.402cm">
          <draw:text-box>
            <text:p text:style-name="P3"><text:span text:style-name="T2">Глецевич</text:span></text:p>
          </draw:text-box>
        </draw:frame>
        <draw:frame draw:style-name="gr10" draw:text-style-name="P2" draw:layer="layout" svg:width="2.24cm" svg:height="0.543cm" svg:x="66.86cm" svg:y="56.902cm">
          <draw:text-box>
            <text:p text:style-name="P3"><text:span text:style-name="T2">Глецевич</text:span></text:p>
          </draw:text-box>
        </draw:frame>
        <draw:polyline draw:style-name="gr3" draw:text-style-name="P2" draw:layer="layout" svg:width="7cm" svg:height="1.364cm" svg:x="2cm" svg:y="0.536cm" svg:viewBox="0 0 7001 1365" draw:points="0,1365 7001,1365 7001,0">
          <text:p/>
        </draw:polyline>
        <draw:polygon draw:style-name="gr14" draw:text-style-name="P2" draw:layer="layout" svg:width="84.1cm" svg:height="59.4cm" svg:x="0cm" svg:y="0cm" svg:viewBox="0 0 84101 59401" draw:points="0,59401 84101,59401 84101,0 0,0">
          <text:p/>
        </draw:polygon>
        <draw:g>
          <draw:g>
            <draw:polygon draw:style-name="gr16" draw:text-style-name="P4" draw:layer="layout" svg:width="14.16cm" svg:height="9.44cm" svg:x="13.5cm" svg:y="4.4cm" svg:viewBox="0 0 14161 9441" draw:points="0,9441 14161,9441 14161,0 0,0">
              <text:p/>
            </draw:polygon>
            <draw:polygon draw:style-name="gr3" draw:text-style-name="P2" draw:layer="layout" svg:width="14.16cm" svg:height="9.44cm" svg:x="13.5cm" svg:y="4.4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13.5cm" svg:y="4.4cm">
            <draw:text-box>
              <text:p text:style-name="P1"><text:span text:style-name="T6">Модуль взаимодействия с периферией</text:span></text:p>
            </draw:text-box>
          </draw:frame>
          <draw:path draw:style-name="gr18" draw:text-style-name="P5" draw:layer="layout" svg:width="8.93cm" svg:height="1.373cm" draw:transform="rotate (-1.45926978759246) translate (21.2381235389198cm 14.2927900604628cm)" svg:viewBox="0 0 8931 1374" svg:d="M0 1368c2611 75 5234-558 7897-483 2957 82-1635 924 924 103l-560-782-553-206">
            <text:p/>
          </draw:path>
          <draw:path draw:style-name="gr18" draw:text-style-name="P5" draw:layer="layout" svg:width="7.796cm" svg:height="21.857cm" svg:x="28.032cm" svg:y="6.221cm" svg:viewBox="0 0 7797 21858" svg:d="M0 21810c1246-524 3775 1224 3646-1716-57-1313-75-2631 72-3933 99-875-402-1539-429-2360-40-1192-797-2110-1001-3289-175-1013-276-2010-429-3004-157-1019-321-2043-286-3074 35-1060 433-2491 1644-2646 949-121 1881-468 2861-143 561 186 2515-903 929 858-824 915 1195-1330 715-1859l-858-358-429-286">
            <text:p/>
          </draw:path>
          <draw:path draw:style-name="gr18" draw:text-style-name="P5" draw:layer="layout" svg:width="8.712cm" svg:height="2.884cm" draw:transform="rotate (-0.246615023306799) translate (28.7363548672092cm 25.9480469625389cm)" svg:viewBox="0 0 8713 2885" svg:d="M0 2885c2877-570 5645-1657 8546-2077 796-115-1490 627-2166 1061-527 338 2446-362 1507-1337-651-676-1785-526-2706-499">
            <text:p/>
          </draw:path>
          <draw:path draw:style-name="gr18" draw:text-style-name="P5" draw:layer="layout" svg:width="4.88cm" svg:height="44.245cm" draw:transform="rotate (-1.5707963267949) translate (65.502cm 31.7999410403575cm)" svg:viewBox="0 0 4881 44246" svg:d="M879 44192c707 32 2848 404 2503-1358-399-2039 167-4153 358-6222 165-1782 30-3576 71-5363 27-1193 243-2353 215-3575-47-2050 297-3943 214-5935-59-1428 0-2860 0-4291 0-1000-13-2002 0-3003 12-953 54-1902 72-2861 29-1557 268-3092 214-4648-64-1840-203-3735 286-5506 533-1929-2199-654-2645-429-348 175-3264 645-1145 930 249 34 3052 867 930 0-722-295-2956 55-1430-1574l357-357">
            <text:p/>
          </draw:path>
          <draw:path draw:style-name="gr18" draw:text-style-name="P5" draw:layer="layout" svg:width="8.207cm" svg:height="38.767cm" svg:x="50.199cm" svg:y="8.718cm" svg:viewBox="0 0 8208 38768" svg:d="M0 363c2420-1439 1969 1792 1860 2789-119 1089 0 2193 0 3290 0 1215 0 2432 0 3647 0 786-13 1573 0 2359 15 883-188 1808 143 2646 444 1125 781 2247 1001 3433 229 1234 551 2350 715 3575 138 1036 203 2041 429 3075 231 1057-193 2133-143 3218 62 1332-24 2670 0 4004 16 874 372 1706 429 2575 62 940 240 1780 429 2717 288 1427 1504 389 2360 143 2652-762-968 854-286 930 765 86 1669-1466 1072-2432l-858-572-143-71">
            <text:p/>
          </draw:path>
          <draw:path draw:style-name="gr18" draw:text-style-name="P5" draw:layer="layout" svg:width="7.484cm" svg:height="3.928cm" draw:transform="rotate (0.463733982254893) translate (27.459cm 45.694cm)" svg:viewBox="0 0 7485 3929" svg:d="M0 0c1835 164 3161 1472 4830 2015 820 267 1475 843 2174 1408 1708 1383-1683-539-1631-256 158 861 2526 666 1567-736l-480-639-351-416">
            <text:p/>
          </draw:path>
          <draw:path draw:style-name="gr18" draw:text-style-name="P5" draw:layer="layout" svg:width="26.224cm" svg:height="7.995cm" svg:x="16.108cm" svg:y="32.907cm" svg:viewBox="0 0 26225 7996" svg:d="M26225 7996c26-1916-1483-3944-4004-3075-2491 859-4989-383-7509-215-1934 128-3855-287-5792-143-782 58-1510-290-2288-286-834 3-1670-4-2503 0-905 4-1902 22-2431-1072-390-804-726-1674-429-2431 798-2039-1863 723-1144 786 891 78 2174-3449 2502-143l358 501">
            <text:p/>
          </draw:path>
          <draw:path draw:style-name="gr18" draw:text-style-name="P5" draw:layer="layout" svg:width="7.45cm" svg:height="1.903cm" svg:x="50.557cm" svg:y="6.031cm" svg:viewBox="0 0 7451 1904" svg:d="M0 1406c1358-1 2717 0 4076 0 1025 0 2071-208 3075 0 323 67-3349 705-572 429 2097-208-135-2357-1001-1716l-215-72">
            <text:p/>
          </draw:path>
          <draw:path draw:style-name="gr18" draw:text-style-name="P5" draw:layer="layout" svg:width="3.043cm" svg:height="3.461cm" svg:x="48.81cm" svg:y="5.428cm" svg:viewBox="0 0 3044 3462" svg:d="M174 1580c-642 1130 633 1693 1501 1859 1007 193 1443-844 1359-1645-72-683 111-2147-1216-1716-918 298-1587 1159-1501 2074">
            <text:p/>
          </draw:path>
          <draw:path draw:style-name="gr18" draw:text-style-name="P5" draw:layer="layout" svg:width="2.039cm" svg:height="0.517cm" draw:transform="rotate (-0.8616690517096) translate (64.6802439529638cm 32.6995918446328cm)" svg:viewBox="0 0 2040 518">
            <text:p/>
          </draw:path>
          <draw:path draw:style-name="gr18" draw:text-style-name="P5" draw:layer="layout" svg:width="7.612cm" svg:height="37.615cm" svg:x="72.796cm" svg:y="8.652cm" svg:viewBox="0 0 7613 37616" svg:d="M0 0c1243 430 2554 744 3862 715 2826-63 932 4256 1358 5435 989 2736-300 5849 286 8724 526 2579 701 5217 1216 7795 445 2227 600 4487 429 6722-140 1835 760 3528 358 5291-173 761 462 2585-1073 2074-1553-517-2637 242-4005 358-114 10-3171 543-929 500 1914-36-649 19-787-214-477-808 368-1691 858-2360l143-72">
            <text:p/>
          </draw:path>
          <draw:path draw:style-name="gr18" draw:text-style-name="P5" draw:layer="layout" svg:width="4.371cm" svg:height="2.857cm" svg:x="26.877cm" svg:y="43.978cm" svg:viewBox="0 0 4372 2858" svg:d="M1155 1931c4421-293 1332-361 429-215-1884 306 407-1134 858-1216 2438-443-573 170-1073 501-1117 741-490 1988 572 1645 774-250 2444-1028 2431-215-14 874-1687 160-2502 0-773-152-2482-485-1645-1645 492-682 1596-328 2360-643l214-143">
            <text:p/>
          </draw:path>
          <draw:path draw:style-name="gr18" draw:text-style-name="P5" draw:layer="layout" svg:width="2.92cm" svg:height="3.55cm" draw:transform="rotate (-0.982794901798007) translate (43.3570809746594cm 37.9326177124391cm)" svg:viewBox="0 0 2921 3551" svg:d="M0 3550c869 6 1907-85 2499-912 513-717 705-2064-278-2419l-456-219">
            <text:p/>
          </draw:path>
          <draw:path draw:style-name="gr18" draw:text-style-name="P5" draw:layer="layout" svg:width="1.773cm" svg:height="2.313cm" draw:transform="rotate (-2.08950818048761) translate (23.1458880714069cm 33.8503619318158cm)" svg:viewBox="0 0 1774 2314" svg:d="M284 1706c3285-672-370 855-71-701 531-2767-392 1051 222 1108 3589 335-1283 465-302-1392l196-523">
            <text:p/>
          </draw:path>
        </draw:g>
        <draw:g>
          <draw:g>
            <draw:polygon draw:style-name="gr16" draw:text-style-name="P4" draw:layer="layout" svg:width="14.16cm" svg:height="9.44cm" svg:x="35.92cm" svg:y="40.98cm" svg:viewBox="0 0 14161 9441" draw:points="0,9441 14161,9441 14161,0 0,0">
              <text:p/>
            </draw:polygon>
            <draw:polygon draw:style-name="gr3" draw:text-style-name="P2" draw:layer="layout" svg:width="14.16cm" svg:height="9.44cm" svg:x="35.92cm" svg:y="40.98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35.92cm" svg:y="40.98cm">
            <draw:text-box>
              <text:p text:style-name="P1"><text:span text:style-name="T6">Модуль управления калибровкой</text:span></text:p>
            </draw:text-box>
          </draw:frame>
        </draw:g>
        <draw:g>
          <draw:g>
            <draw:polygon draw:style-name="gr16" draw:text-style-name="P4" draw:layer="layout" svg:width="14.16cm" svg:height="9.44cm" svg:x="35.92cm" svg:y="23.28cm" svg:viewBox="0 0 14161 9441" draw:points="0,9441 14161,9441 14161,0 0,0">
              <text:p/>
            </draw:polygon>
            <draw:polygon draw:style-name="gr3" draw:text-style-name="P2" draw:layer="layout" svg:width="14.16cm" svg:height="9.44cm" svg:x="35.92cm" svg:y="23.28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35.92cm" svg:y="23.28cm">
            <draw:text-box>
              <text:p text:style-name="P1"><text:span text:style-name="T6">Модуль распознавания движения</text:span></text:p>
            </draw:text-box>
          </draw:frame>
        </draw:g>
        <draw:g>
          <draw:g>
            <draw:polygon draw:style-name="gr16" draw:text-style-name="P4" draw:layer="layout" svg:width="14.16cm" svg:height="9.44cm" svg:x="35.92cm" svg:y="4.4cm" svg:viewBox="0 0 14161 9441" draw:points="0,9441 14161,9441 14161,0 0,0">
              <text:p/>
            </draw:polygon>
            <draw:polygon draw:style-name="gr3" draw:text-style-name="P2" draw:layer="layout" svg:width="14.16cm" svg:height="9.44cm" svg:x="35.92cm" svg:y="4.4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35.92cm" svg:y="4.4cm">
            <draw:text-box>
              <text:p text:style-name="P1"><text:span text:style-name="T6">Модуль расчета ориентации и азимута</text:span></text:p>
            </draw:text-box>
          </draw:frame>
        </draw:g>
        <draw:g>
          <draw:g>
            <draw:polygon draw:style-name="gr16" draw:text-style-name="P4" draw:layer="layout" svg:width="14.16cm" svg:height="9.44cm" svg:x="58.34cm" svg:y="23.28cm" svg:viewBox="0 0 14161 9441" draw:points="0,9441 14161,9441 14161,0 0,0">
              <text:p/>
            </draw:polygon>
            <draw:polygon draw:style-name="gr3" draw:text-style-name="P2" draw:layer="layout" svg:width="14.16cm" svg:height="9.44cm" svg:x="58.34cm" svg:y="23.28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58.34cm" svg:y="23.28cm">
            <draw:text-box>
              <text:p text:style-name="P1"><text:span text:style-name="T6">Модуль взаимодействия с флэш-памятью</text:span></text:p>
            </draw:text-box>
          </draw:frame>
        </draw:g>
        <draw:g>
          <draw:g>
            <draw:polygon draw:style-name="gr16" draw:text-style-name="P4" draw:layer="layout" svg:width="14.16cm" svg:height="9.44cm" svg:x="13.5cm" svg:y="40.98cm" svg:viewBox="0 0 14161 9441" draw:points="0,9441 14161,9441 14161,0 0,0">
              <text:p/>
            </draw:polygon>
            <draw:polygon draw:style-name="gr3" draw:text-style-name="P2" draw:layer="layout" svg:width="14.16cm" svg:height="9.44cm" svg:x="13.5cm" svg:y="40.98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13.5cm" svg:y="40.98cm">
            <draw:text-box>
              <text:p text:style-name="P1"><text:span text:style-name="T6">Модуль приема команд по UART</text:span></text:p>
            </draw:text-box>
          </draw:frame>
        </draw:g>
        <draw:g>
          <draw:g>
            <draw:polygon draw:style-name="gr16" draw:text-style-name="P4" draw:layer="layout" svg:width="14.16cm" svg:height="9.44cm" svg:x="58.34cm" svg:y="4.4cm" svg:viewBox="0 0 14161 9441" draw:points="0,9441 14161,9441 14161,0 0,0">
              <text:p/>
            </draw:polygon>
            <draw:polygon draw:style-name="gr3" draw:text-style-name="P2" draw:layer="layout" svg:width="14.16cm" svg:height="9.44cm" svg:x="58.34cm" svg:y="4.4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58.34cm" svg:y="4.4cm">
            <draw:text-box>
              <text:p text:style-name="P1"><text:span text:style-name="T6">Модуль определения позиции цели на экране</text:span></text:p>
            </draw:text-box>
          </draw:frame>
        </draw:g>
        <draw:g>
          <draw:g>
            <draw:polygon draw:style-name="gr16" draw:text-style-name="P4" draw:layer="layout" svg:width="14.16cm" svg:height="9.44cm" svg:x="13.5cm" svg:y="23.28cm" svg:viewBox="0 0 14161 9441" draw:points="0,9441 14161,9441 14161,0 0,0">
              <text:p/>
            </draw:polygon>
            <draw:polygon draw:style-name="gr3" draw:text-style-name="P2" draw:layer="layout" svg:width="14.16cm" svg:height="9.44cm" svg:x="13.5cm" svg:y="23.28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13.5cm" svg:y="23.28cm">
            <draw:text-box>
              <text:p text:style-name="P1"><text:span text:style-name="T6">Модуль калибровки устройства</text:span></text:p>
            </draw:text-box>
          </draw:frame>
        </draw:g>
        <draw:g>
          <draw:g>
            <draw:polygon draw:style-name="gr16" draw:text-style-name="P4" draw:layer="layout" svg:width="14.16cm" svg:height="9.44cm" svg:x="58.34cm" svg:y="40.98cm" svg:viewBox="0 0 14161 9441" draw:points="0,9441 14161,9441 14161,0 0,0">
              <text:p/>
            </draw:polygon>
            <draw:polygon draw:style-name="gr3" draw:text-style-name="P2" draw:layer="layout" svg:width="14.16cm" svg:height="9.44cm" svg:x="58.34cm" svg:y="40.98cm" svg:viewBox="0 0 14161 9441" draw:points="0,9441 14161,9441 14161,0 0,0">
              <text:p/>
            </draw:polygon>
          </draw:g>
          <draw:frame draw:style-name="gr17" draw:text-style-name="P2" draw:layer="layout" svg:width="14.16cm" svg:height="9.44cm" svg:x="58.34cm" svg:y="40.98cm">
            <draw:text-box>
              <text:p text:style-name="P1"><text:span text:style-name="T6">Модуль  отображжения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Marker_5f_0" draw:display-name="Marker_0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4T12:54:12.070349392</dc:date>
    <meta:creation-date>2022-04-19T08:14:49Z</meta:creation-date>
    <meta:generator>LibreOffice/7.4.3.2$Linux_X86_64 LibreOffice_project/1048a8393ae2eeec98dff31b5c133c5f1d08b890</meta:generator>
    <meta:editing-duration>PT29M52S</meta:editing-duration>
    <meta:editing-cycles>1</meta:editing-cycles>
    <meta:document-statistic meta:object-count="123"/>
  </office:meta>
</office:document-meta>
</file>